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b06f3" officeooo:paragraph-rsid="001b06f3" style:font-size-asian="10pt" style:font-size-complex="10pt"/>
    </style:style>
    <style:style style:name="P2" style:family="paragraph" style:parent-style-name="Standard">
      <style:text-properties fo:font-size="10pt" officeooo:rsid="001b06f3" officeooo:paragraph-rsid="00629832" style:font-size-asian="10pt" style:font-size-complex="10pt"/>
    </style:style>
    <style:style style:name="P3" style:family="paragraph" style:parent-style-name="Standard">
      <style:text-properties fo:font-size="10pt" officeooo:rsid="001e4b89" officeooo:paragraph-rsid="001e4b89" style:font-size-asian="10pt" style:font-size-complex="10pt"/>
    </style:style>
    <style:style style:name="P4" style:family="paragraph" style:parent-style-name="Standard">
      <style:text-properties fo:font-size="10pt" officeooo:rsid="001e4b89" officeooo:paragraph-rsid="005b1910" style:font-size-asian="10pt" style:font-size-complex="10pt"/>
    </style:style>
    <style:style style:name="P5" style:family="paragraph" style:parent-style-name="Standard">
      <style:text-properties fo:font-size="10pt" officeooo:rsid="001e4b89" officeooo:paragraph-rsid="00629832" style:font-size-asian="10pt" style:font-size-complex="10pt"/>
    </style:style>
    <style:style style:name="P6" style:family="paragraph" style:parent-style-name="Standard">
      <style:text-properties fo:font-size="10pt" fo:font-weight="bold" officeooo:rsid="0022dfc3" officeooo:paragraph-rsid="0022dfc3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officeooo:rsid="0022dfc3" officeooo:paragraph-rsid="00629832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01e4b89" officeooo:paragraph-rsid="001e4b89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01e4b89" officeooo:paragraph-rsid="00629832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rsid="005d59cf" officeooo:paragraph-rsid="005d59cf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fo:font-weight="bold" officeooo:rsid="005d59cf" officeooo:paragraph-rsid="00629832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fo:font-style="italic" officeooo:rsid="00261379" officeooo:paragraph-rsid="00261379" style:font-size-asian="10pt" style:font-style-asian="italic" style:font-size-complex="10pt" style:font-style-complex="italic"/>
    </style:style>
    <style:style style:name="P13" style:family="paragraph" style:parent-style-name="Standard">
      <style:text-properties fo:font-size="10pt" fo:font-style="italic" officeooo:rsid="00261379" officeooo:paragraph-rsid="00629832" style:font-size-asian="10pt" style:font-style-asian="italic" style:font-size-complex="10pt" style:font-style-complex="italic"/>
    </style:style>
    <style:style style:name="P14" style:family="paragraph" style:parent-style-name="Standard">
      <style:text-properties fo:font-size="10pt" fo:font-style="italic" officeooo:rsid="001e4b89" officeooo:paragraph-rsid="002aa6d7" style:font-size-asian="10pt" style:font-style-asian="italic" style:font-size-complex="10pt" style:font-style-complex="italic"/>
    </style:style>
    <style:style style:name="P15" style:family="paragraph" style:parent-style-name="Standard">
      <style:text-properties fo:font-size="10pt" fo:font-style="italic" officeooo:rsid="001e4b89" officeooo:paragraph-rsid="002bef10" style:font-size-asian="10pt" style:font-style-asian="italic" style:font-size-complex="10pt" style:font-style-complex="italic"/>
    </style:style>
    <style:style style:name="P16" style:family="paragraph" style:parent-style-name="Standard">
      <style:text-properties fo:font-size="10pt" fo:font-style="italic" officeooo:rsid="001e4b89" officeooo:paragraph-rsid="002f44c8" style:font-size-asian="10pt" style:font-style-asian="italic" style:font-size-complex="10pt" style:font-style-complex="italic"/>
    </style:style>
    <style:style style:name="P17" style:family="paragraph" style:parent-style-name="Standard">
      <style:text-properties fo:font-size="10pt" fo:font-style="italic" officeooo:rsid="001e4b89" officeooo:paragraph-rsid="0031aeea" style:font-size-asian="10pt" style:font-style-asian="italic" style:font-size-complex="10pt" style:font-style-complex="italic"/>
    </style:style>
    <style:style style:name="P18" style:family="paragraph" style:parent-style-name="Standard">
      <style:text-properties fo:font-size="10pt" fo:font-style="italic" officeooo:rsid="001e4b89" officeooo:paragraph-rsid="0037d713" style:font-size-asian="10pt" style:font-style-asian="italic" style:font-size-complex="10pt" style:font-style-complex="italic"/>
    </style:style>
    <style:style style:name="P19" style:family="paragraph" style:parent-style-name="Standard">
      <style:text-properties fo:font-size="10pt" fo:font-style="italic" officeooo:rsid="001e4b89" officeooo:paragraph-rsid="005b1910" style:font-size-asian="10pt" style:font-style-asian="italic" style:font-size-complex="10pt" style:font-style-complex="italic"/>
    </style:style>
    <style:style style:name="P20" style:family="paragraph" style:parent-style-name="Standard">
      <style:text-properties fo:font-size="10pt" fo:font-style="italic" officeooo:rsid="001e4b89" officeooo:paragraph-rsid="00629832" style:font-size-asian="10pt" style:font-style-asian="italic" style:font-size-complex="10pt" style:font-style-complex="italic"/>
    </style:style>
    <style:style style:name="P21" style:family="paragraph" style:parent-style-name="Standard">
      <style:text-properties fo:font-size="10pt" fo:font-style="italic" officeooo:rsid="0033dde2" officeooo:paragraph-rsid="0033dde2" style:font-size-asian="10pt" style:font-style-asian="italic" style:font-size-complex="10pt" style:font-style-complex="italic"/>
    </style:style>
    <style:style style:name="P22" style:family="paragraph" style:parent-style-name="Standard">
      <style:text-properties fo:font-size="10pt" fo:font-style="italic" officeooo:rsid="0033dde2" officeooo:paragraph-rsid="00629832" style:font-size-asian="10pt" style:font-style-asian="italic" style:font-size-complex="10pt" style:font-style-complex="italic"/>
    </style:style>
    <style:style style:name="P23" style:family="paragraph" style:parent-style-name="Standard">
      <style:text-properties fo:font-size="10pt" fo:font-style="italic" fo:font-weight="bold" officeooo:rsid="002d4c9b" officeooo:paragraph-rsid="002d4c9b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Standard">
      <style:text-properties fo:font-size="10pt" fo:font-style="italic" fo:font-weight="bold" officeooo:rsid="002d4c9b" officeooo:paragraph-rsid="007cfe1f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Standard">
      <style:text-properties fo:font-size="10pt" fo:font-style="italic" fo:font-weight="bold" officeooo:rsid="002aa6d7" officeooo:paragraph-rsid="002aa6d7" style:font-size-asian="10pt" style:font-style-asian="italic" style:font-weight-asian="bold" style:font-size-complex="10pt" style:font-style-complex="italic" style:font-weight-complex="bold"/>
    </style:style>
    <style:style style:name="P26" style:family="paragraph" style:parent-style-name="Standard">
      <style:text-properties fo:font-size="10pt" fo:font-style="italic" fo:font-weight="bold" officeooo:rsid="002aa6d7" officeooo:paragraph-rsid="00629832" style:font-size-asian="10pt" style:font-style-asian="italic" style:font-weight-asian="bold" style:font-size-complex="10pt" style:font-style-complex="italic" style:font-weight-complex="bold"/>
    </style:style>
    <style:style style:name="P27" style:family="paragraph" style:parent-style-name="Standard">
      <style:text-properties fo:font-size="10pt" fo:font-style="italic" fo:font-weight="bold" officeooo:rsid="0027718f" officeooo:paragraph-rsid="0027718f" style:font-size-asian="10pt" style:font-style-asian="italic" style:font-weight-asian="bold" style:font-size-complex="10pt" style:font-style-complex="italic" style:font-weight-complex="bold"/>
    </style:style>
    <style:style style:name="P28" style:family="paragraph" style:parent-style-name="Standard">
      <style:text-properties fo:font-size="10pt" fo:font-style="italic" fo:font-weight="bold" officeooo:rsid="0027718f" officeooo:paragraph-rsid="00629832" style:font-size-asian="10pt" style:font-style-asian="italic" style:font-weight-asian="bold" style:font-size-complex="10pt" style:font-style-complex="italic" style:font-weight-complex="bold"/>
    </style:style>
    <style:style style:name="P29" style:family="paragraph" style:parent-style-name="Standard">
      <style:text-properties fo:font-size="10pt" fo:font-style="italic" fo:font-weight="bold" officeooo:rsid="003106d9" officeooo:paragraph-rsid="003106d9" style:font-size-asian="10pt" style:font-style-asian="italic" style:font-weight-asian="bold" style:font-size-complex="10pt" style:font-style-complex="italic" style:font-weight-complex="bold"/>
    </style:style>
    <style:style style:name="P30" style:family="paragraph" style:parent-style-name="Standard">
      <style:text-properties fo:font-size="10pt" fo:font-style="italic" fo:font-weight="bold" officeooo:rsid="003106d9" officeooo:paragraph-rsid="00629832" style:font-size-asian="10pt" style:font-style-asian="italic" style:font-weight-asian="bold" style:font-size-complex="10pt" style:font-style-complex="italic" style:font-weight-complex="bold"/>
    </style:style>
    <style:style style:name="P31" style:family="paragraph" style:parent-style-name="Standard">
      <style:text-properties fo:font-size="10pt" fo:font-style="italic" fo:font-weight="bold" officeooo:rsid="0031aeea" officeooo:paragraph-rsid="0031aeea" style:font-size-asian="10pt" style:font-style-asian="italic" style:font-weight-asian="bold" style:font-size-complex="10pt" style:font-style-complex="italic" style:font-weight-complex="bold"/>
    </style:style>
    <style:style style:name="P32" style:family="paragraph" style:parent-style-name="Standard">
      <style:text-properties fo:font-size="10pt" fo:font-style="italic" fo:font-weight="bold" officeooo:rsid="0031aeea" officeooo:paragraph-rsid="00629832" style:font-size-asian="10pt" style:font-style-asian="italic" style:font-weight-asian="bold" style:font-size-complex="10pt" style:font-style-complex="italic" style:font-weight-complex="bold"/>
    </style:style>
    <style:style style:name="P33" style:family="paragraph" style:parent-style-name="Standard">
      <style:text-properties fo:font-size="10pt" fo:font-style="italic" fo:font-weight="bold" officeooo:rsid="0035a8a7" officeooo:paragraph-rsid="0035a8a7" style:font-size-asian="10pt" style:font-style-asian="italic" style:font-weight-asian="bold" style:font-size-complex="10pt" style:font-style-complex="italic" style:font-weight-complex="bold"/>
    </style:style>
    <style:style style:name="P34" style:family="paragraph" style:parent-style-name="Standard">
      <style:text-properties fo:font-size="10pt" fo:font-style="italic" fo:font-weight="bold" officeooo:rsid="0035a8a7" officeooo:paragraph-rsid="0039a103" style:font-size-asian="10pt" style:font-style-asian="italic" style:font-weight-asian="bold" style:font-size-complex="10pt" style:font-style-complex="italic" style:font-weight-complex="bold"/>
    </style:style>
    <style:style style:name="P35" style:family="paragraph" style:parent-style-name="Standard">
      <style:text-properties fo:font-size="10pt" fo:font-style="italic" fo:font-weight="bold" officeooo:rsid="0035a8a7" officeooo:paragraph-rsid="00629832" style:font-size-asian="10pt" style:font-style-asian="italic" style:font-weight-asian="bold" style:font-size-complex="10pt" style:font-style-complex="italic" style:font-weight-complex="bold"/>
    </style:style>
    <style:style style:name="P36" style:family="paragraph" style:parent-style-name="Standard">
      <style:text-properties fo:font-size="10pt" fo:font-style="normal" fo:font-weight="bold" officeooo:rsid="00431c22" officeooo:paragraph-rsid="00431c22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Standard">
      <style:text-properties fo:font-size="10pt" fo:font-style="normal" fo:font-weight="bold" officeooo:rsid="00431c22" officeooo:paragraph-rsid="00629832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Standard">
      <style:text-properties fo:font-size="10pt" fo:font-style="normal" fo:font-weight="bold" officeooo:rsid="004641e5" officeooo:paragraph-rsid="004641e5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Standard">
      <style:text-properties fo:font-size="10pt" fo:font-style="normal" fo:font-weight="bold" officeooo:rsid="004641e5" officeooo:paragraph-rsid="00629832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Standard">
      <style:text-properties fo:font-size="10pt" fo:font-style="normal" fo:font-weight="bold" officeooo:rsid="004b3c29" officeooo:paragraph-rsid="004b3c29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Standard">
      <style:text-properties fo:font-size="10pt" fo:font-style="normal" fo:font-weight="bold" officeooo:rsid="004b3c29" officeooo:paragraph-rsid="00629832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Standard">
      <style:text-properties fo:font-size="10pt" fo:font-style="normal" fo:font-weight="bold" officeooo:rsid="004e6ab9" officeooo:paragraph-rsid="004e6ab9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Standard">
      <style:text-properties fo:font-size="10pt" fo:font-style="normal" fo:font-weight="bold" officeooo:rsid="004e6ab9" officeooo:paragraph-rsid="007a2dbd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Standard">
      <style:text-properties fo:font-size="10pt" fo:font-style="normal" fo:font-weight="bold" officeooo:rsid="00537deb" officeooo:paragraph-rsid="0041b770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Standard">
      <style:text-properties fo:font-size="10pt" fo:font-style="normal" fo:font-weight="bold" officeooo:rsid="00537deb" officeooo:paragraph-rsid="00629832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Standard">
      <style:text-properties fo:font-size="10pt" fo:font-style="normal" fo:font-weight="bold" officeooo:rsid="0059c513" officeooo:paragraph-rsid="0059c513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Standard">
      <style:text-properties fo:font-size="10pt" fo:font-style="normal" fo:font-weight="bold" officeooo:rsid="0059c513" officeooo:paragraph-rsid="00629832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Standard">
      <style:text-properties fo:font-size="10pt" fo:font-style="normal" fo:font-weight="normal" officeooo:rsid="003a21c8" officeooo:paragraph-rsid="0040bffc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style:text-properties fo:font-size="10pt" fo:font-style="normal" fo:font-weight="normal" officeooo:rsid="003a21c8" officeooo:paragraph-rsid="0041b770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style:text-properties fo:font-size="10pt" fo:font-style="normal" fo:font-weight="normal" officeooo:rsid="003a21c8" officeooo:paragraph-rsid="0054d14a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text-properties fo:font-size="10pt" fo:font-style="normal" fo:font-weight="normal" officeooo:rsid="003a21c8" officeooo:paragraph-rsid="005b1910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style:text-properties fo:font-size="10pt" fo:font-style="normal" fo:font-weight="normal" officeooo:rsid="003a21c8" officeooo:paragraph-rsid="005f6a1e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>
      <style:text-properties fo:font-size="10pt" fo:font-style="normal" fo:font-weight="normal" officeooo:rsid="003a21c8" officeooo:paragraph-rsid="00629832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text-properties fo:font-size="10pt" fo:font-style="normal" fo:font-weight="normal" officeooo:rsid="001b06f3" officeooo:paragraph-rsid="0041b770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style:text-properties fo:font-size="10pt" fo:font-style="normal" fo:font-weight="normal" officeooo:rsid="001b06f3" officeooo:paragraph-rsid="00629832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style:text-properties fo:font-size="10pt" fo:font-style="normal" fo:font-weight="normal" officeooo:rsid="0044eb1e" officeooo:paragraph-rsid="0044eb1e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style:text-properties fo:font-size="10pt" fo:font-style="normal" fo:font-weight="normal" officeooo:rsid="0044eb1e" officeooo:paragraph-rsid="00629832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text-properties fo:font-size="10pt" fo:font-style="normal" fo:font-weight="normal" officeooo:rsid="0047a4cb" officeooo:paragraph-rsid="0047a4cb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style:text-properties fo:font-size="10pt" fo:font-style="normal" fo:font-weight="normal" officeooo:rsid="0047a4cb" officeooo:paragraph-rsid="00610b0c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style:text-properties fo:font-size="10pt" fo:font-style="normal" fo:font-weight="normal" officeooo:rsid="0047a4cb" officeooo:paragraph-rsid="00629832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style:text-properties fo:font-size="10pt" fo:font-style="normal" fo:font-weight="normal" officeooo:rsid="004b3e7c" officeooo:paragraph-rsid="004b3e7c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>
      <style:text-properties fo:font-size="10pt" fo:font-style="normal" fo:font-weight="normal" officeooo:rsid="004b3e7c" officeooo:paragraph-rsid="00629832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>
      <style:text-properties fo:font-size="10pt" fo:font-style="normal" fo:font-weight="normal" officeooo:rsid="0060b1fa" officeooo:paragraph-rsid="0060b1fa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>
      <style:text-properties fo:font-size="10pt" fo:font-style="normal" fo:font-weight="normal" officeooo:rsid="0060b1fa" officeooo:paragraph-rsid="00629832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Standard">
      <style:text-properties fo:font-weight="bold" officeooo:rsid="003ad183" officeooo:paragraph-rsid="003ad183" style:font-weight-asian="bold" style:font-weight-complex="bold"/>
    </style:style>
    <style:style style:name="P66" style:family="paragraph" style:parent-style-name="Standard">
      <style:text-properties fo:font-weight="bold" officeooo:rsid="003ad183" officeooo:paragraph-rsid="0041b770" style:font-weight-asian="bold" style:font-weight-complex="bold"/>
    </style:style>
    <style:style style:name="P67" style:family="paragraph" style:parent-style-name="Standard">
      <style:text-properties officeooo:paragraph-rsid="0039a103"/>
    </style:style>
    <style:style style:name="P68" style:family="paragraph" style:parent-style-name="Standard">
      <style:text-properties officeooo:paragraph-rsid="005b1910"/>
    </style:style>
    <style:style style:name="P69" style:family="paragraph" style:parent-style-name="Standard">
      <style:text-properties officeooo:paragraph-rsid="00629832"/>
    </style:style>
    <style:style style:name="P70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size="10pt" fo:font-weight="bold" officeooo:rsid="001b06f3" officeooo:paragraph-rsid="001b06f3" style:font-size-asian="10pt" style:font-weight-asian="bold" style:font-size-complex="10pt" style:font-weight-complex="bold"/>
    </style:style>
    <style:style style:name="P71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size="10pt" fo:font-weight="bold" officeooo:rsid="001b06f3" officeooo:paragraph-rsid="00629832" style:font-size-asian="10pt" style:font-weight-asian="bold" style:font-size-complex="10pt" style:font-weight-complex="bold"/>
    </style:style>
    <style:style style:name="P72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size="10pt" fo:font-weight="bold" officeooo:rsid="001b06f3" officeooo:paragraph-rsid="007789c0" style:font-size-asian="10pt" style:font-weight-asian="bold" style:font-size-complex="10pt" style:font-weight-complex="bold"/>
    </style:style>
    <style:style style:name="P73" style:family="paragraph" style:parent-style-name="Standard">
      <style:text-properties fo:font-weight="normal" officeooo:rsid="003a21c8" officeooo:paragraph-rsid="007f5b1d" style:font-weight-asian="normal" style:font-weight-complex="normal"/>
    </style:style>
    <style:style style:name="P74" style:family="paragraph" style:parent-style-name="Standard">
      <style:text-properties fo:font-weight="bold" officeooo:rsid="003ad183" officeooo:paragraph-rsid="007f5b1d" style:font-weight-asian="bold" style:font-weight-complex="bold"/>
    </style:style>
    <style:style style:name="P75" style:family="paragraph" style:parent-style-name="Standard">
      <style:text-properties fo:font-size="10pt" style:text-underline-style="none" fo:font-weight="bold" officeooo:rsid="001b06f3" officeooo:paragraph-rsid="00629832" style:font-size-asian="10pt" style:font-weight-asian="bold" style:font-size-complex="10pt" style:font-weight-complex="bold"/>
    </style:style>
    <style:style style:name="P76" style:family="paragraph" style:parent-style-name="Standard">
      <style:text-properties fo:font-size="10pt" style:text-underline-style="none" fo:font-weight="bold" officeooo:rsid="001b06f3" officeooo:paragraph-rsid="001b06f3" style:font-size-asian="10pt" style:font-weight-asian="bold" style:font-size-complex="10pt" style:font-weight-complex="bold"/>
    </style:style>
    <style:style style:name="T1" style:family="text">
      <style:text-properties officeooo:rsid="001d1645"/>
    </style:style>
    <style:style style:name="T2" style:family="text">
      <style:text-properties fo:font-style="italic" officeooo:rsid="001d1645" style:font-style-asian="italic" style:font-style-complex="italic"/>
    </style:style>
    <style:style style:name="T3" style:family="text">
      <style:text-properties fo:font-style="italic" style:text-underline-style="none" officeooo:rsid="00466936" style:font-style-asian="italic" style:font-style-complex="italic"/>
    </style:style>
    <style:style style:name="T4" style:family="text">
      <style:text-properties fo:font-style="italic" style:text-underline-style="none" officeooo:rsid="005df68c" style:font-style-asian="italic" style:font-style-complex="italic"/>
    </style:style>
    <style:style style:name="T5" style:family="text">
      <style:text-properties fo:font-style="normal" style:text-underline-style="solid" style:text-underline-width="auto" style:text-underline-color="font-color" officeooo:rsid="001d1645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officeooo:rsid="001d1645" style:font-style-asian="normal" style:font-style-complex="normal"/>
    </style:style>
    <style:style style:name="T8" style:family="text">
      <style:text-properties fo:font-style="normal" style:text-underline-style="none" officeooo:rsid="001fec23" style:font-style-asian="normal" style:font-style-complex="normal"/>
    </style:style>
    <style:style style:name="T9" style:family="text">
      <style:text-properties fo:font-style="normal" style:text-underline-style="none" officeooo:rsid="00214bed" style:font-style-asian="normal" style:font-style-complex="normal"/>
    </style:style>
    <style:style style:name="T10" style:family="text">
      <style:text-properties fo:font-style="normal" style:text-underline-style="none" officeooo:rsid="0021bb54" style:font-style-asian="normal" style:font-style-complex="normal"/>
    </style:style>
    <style:style style:name="T11" style:family="text">
      <style:text-properties fo:font-style="normal" style:text-underline-style="none" officeooo:rsid="0022f1b9" style:font-style-asian="normal" style:font-style-complex="normal"/>
    </style:style>
    <style:style style:name="T12" style:family="text">
      <style:text-properties fo:font-style="normal" style:text-underline-style="none" officeooo:rsid="002482a3" style:font-style-asian="normal" style:font-style-complex="normal"/>
    </style:style>
    <style:style style:name="T13" style:family="text">
      <style:text-properties fo:font-style="normal" style:text-underline-style="none" officeooo:rsid="0028ad5d" style:font-style-asian="normal" style:font-style-complex="normal"/>
    </style:style>
    <style:style style:name="T14" style:family="text">
      <style:text-properties fo:font-style="normal" style:text-underline-style="none" officeooo:rsid="002aa6d7" style:font-style-asian="normal" style:font-style-complex="normal"/>
    </style:style>
    <style:style style:name="T15" style:family="text">
      <style:text-properties fo:font-style="normal" style:text-underline-style="none" officeooo:rsid="002acc7b" style:font-style-asian="normal" style:font-style-complex="normal"/>
    </style:style>
    <style:style style:name="T16" style:family="text">
      <style:text-properties fo:font-style="normal" style:text-underline-style="none" officeooo:rsid="002bef10" style:font-style-asian="normal" style:font-style-complex="normal"/>
    </style:style>
    <style:style style:name="T17" style:family="text">
      <style:text-properties fo:font-style="normal" style:text-underline-style="none" officeooo:rsid="002d4bcb" style:font-style-asian="normal" style:font-style-complex="normal"/>
    </style:style>
    <style:style style:name="T18" style:family="text">
      <style:text-properties fo:font-style="normal" style:text-underline-style="none" officeooo:rsid="002f44c8" style:font-style-asian="normal" style:font-style-complex="normal"/>
    </style:style>
    <style:style style:name="T19" style:family="text">
      <style:text-properties fo:font-style="normal" style:text-underline-style="none" officeooo:rsid="003106d9" style:font-style-asian="normal" style:font-style-complex="normal"/>
    </style:style>
    <style:style style:name="T20" style:family="text">
      <style:text-properties fo:font-style="normal" style:text-underline-style="none" officeooo:rsid="0031aeea" style:font-style-asian="normal" style:font-style-complex="normal"/>
    </style:style>
    <style:style style:name="T21" style:family="text">
      <style:text-properties fo:font-style="normal" style:text-underline-style="none" officeooo:rsid="0031f1a4" style:font-style-asian="normal" style:font-style-complex="normal"/>
    </style:style>
    <style:style style:name="T22" style:family="text">
      <style:text-properties fo:font-style="normal" style:text-underline-style="none" officeooo:rsid="00330efb" style:font-style-asian="normal" style:font-style-complex="normal"/>
    </style:style>
    <style:style style:name="T23" style:family="text">
      <style:text-properties fo:font-style="normal" style:text-underline-style="none" officeooo:rsid="003551f6" style:font-style-asian="normal" style:font-style-complex="normal"/>
    </style:style>
    <style:style style:name="T24" style:family="text">
      <style:text-properties fo:font-style="normal" style:text-underline-style="none" officeooo:rsid="0035a8a7" style:font-style-asian="normal" style:font-style-complex="normal"/>
    </style:style>
    <style:style style:name="T25" style:family="text">
      <style:text-properties fo:font-style="normal" style:text-underline-style="none" officeooo:rsid="003631af" style:font-style-asian="normal" style:font-style-complex="normal"/>
    </style:style>
    <style:style style:name="T26" style:family="text">
      <style:text-properties fo:font-style="normal" style:text-underline-style="none" officeooo:rsid="0037d713" style:font-style-asian="normal" style:font-style-complex="normal"/>
    </style:style>
    <style:style style:name="T27" style:family="text">
      <style:text-properties fo:font-style="normal" style:text-underline-style="none" officeooo:rsid="0039a103" style:font-style-asian="normal" style:font-style-complex="normal"/>
    </style:style>
    <style:style style:name="T28" style:family="text">
      <style:text-properties fo:font-style="normal" style:text-underline-style="none" officeooo:rsid="005218a5" style:font-style-asian="normal" style:font-style-complex="normal"/>
    </style:style>
    <style:style style:name="T29" style:family="text">
      <style:text-properties fo:font-style="normal" style:text-underline-style="none" officeooo:rsid="005df68c" style:font-style-asian="normal" style:font-style-complex="normal"/>
    </style:style>
    <style:style style:name="T30" style:family="text">
      <style:text-properties fo:font-style="normal" style:text-underline-style="none" officeooo:rsid="005f6a1e" style:font-style-asian="normal" style:font-style-complex="normal"/>
    </style:style>
    <style:style style:name="T31" style:family="text">
      <style:text-properties fo:font-style="normal" style:text-underline-style="none" officeooo:rsid="005fdee7" style:font-style-asian="normal" style:font-style-complex="normal"/>
    </style:style>
    <style:style style:name="T32" style:family="text">
      <style:text-properties fo:font-style="normal" style:text-underline-style="none" officeooo:rsid="007b6a0b" style:font-style-asian="normal" style:font-style-complex="normal"/>
    </style:style>
    <style:style style:name="T33" style:family="text">
      <style:text-properties fo:font-style="normal" style:text-underline-style="none" officeooo:rsid="007cfe1f" style:font-style-asian="normal" style:font-style-complex="normal"/>
    </style:style>
    <style:style style:name="T34" style:family="text">
      <style:text-properties fo:font-style="normal" style:text-underline-style="none" fo:font-weight="normal" officeooo:rsid="0040bffc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39a103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5a391a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5b1910" style:font-style-asian="normal" style:font-weight-asian="normal" style:font-style-complex="normal" style:font-weight-complex="normal"/>
    </style:style>
    <style:style style:name="T38" style:family="text">
      <style:text-properties fo:font-style="normal" officeooo:rsid="001d1645" style:font-style-asian="normal" style:font-style-complex="normal"/>
    </style:style>
    <style:style style:name="T39" style:family="text">
      <style:text-properties fo:font-style="normal" officeooo:rsid="003106d9" style:font-style-asian="normal" style:font-style-complex="normal"/>
    </style:style>
    <style:style style:name="T40" style:family="text">
      <style:text-properties fo:font-style="normal" officeooo:rsid="007fd968" style:font-style-asian="normal" style:font-style-complex="normal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officeooo:rsid="002482a3"/>
    </style:style>
    <style:style style:name="T43" style:family="text">
      <style:text-properties style:text-underline-style="none" officeooo:rsid="002aa6d7"/>
    </style:style>
    <style:style style:name="T44" style:family="text">
      <style:text-properties style:text-underline-style="none" officeooo:rsid="0028ad5d"/>
    </style:style>
    <style:style style:name="T45" style:family="text">
      <style:text-properties style:text-underline-style="none" officeooo:rsid="002bef10"/>
    </style:style>
    <style:style style:name="T46" style:family="text">
      <style:text-properties style:text-underline-style="none" officeooo:rsid="002d4bcb"/>
    </style:style>
    <style:style style:name="T47" style:family="text">
      <style:text-properties style:text-underline-style="none" officeooo:rsid="002f44c8"/>
    </style:style>
    <style:style style:name="T48" style:family="text">
      <style:text-properties style:text-underline-style="none" officeooo:rsid="0031aeea"/>
    </style:style>
    <style:style style:name="T49" style:family="text">
      <style:text-properties style:text-underline-style="none" officeooo:rsid="0037d713"/>
    </style:style>
    <style:style style:name="T50" style:family="text">
      <style:text-properties style:text-underline-style="none" officeooo:rsid="0039a103"/>
    </style:style>
    <style:style style:name="T51" style:family="text">
      <style:text-properties style:text-underline-style="none" officeooo:rsid="0040bffc"/>
    </style:style>
    <style:style style:name="T52" style:family="text">
      <style:text-properties style:text-underline-style="none" fo:font-weight="bold" style:font-weight-asian="bold" style:font-weight-complex="bold"/>
    </style:style>
    <style:style style:name="T53" style:family="text">
      <style:text-properties style:text-underline-style="none" fo:font-weight="bold" officeooo:rsid="0055d91e" style:font-weight-asian="bold" style:font-weight-complex="bold"/>
    </style:style>
    <style:style style:name="T54" style:family="text">
      <style:text-properties style:text-underline-style="none" fo:font-weight="bold" officeooo:rsid="00610b0c" style:font-weight-asian="bold" style:font-weight-complex="bold"/>
    </style:style>
    <style:style style:name="T55" style:family="text">
      <style:text-properties style:text-underline-style="none" officeooo:rsid="0044eb1e"/>
    </style:style>
    <style:style style:name="T56" style:family="text">
      <style:text-properties style:text-underline-style="none" officeooo:rsid="00454ec0"/>
    </style:style>
    <style:style style:name="T57" style:family="text">
      <style:text-properties style:text-underline-style="none" officeooo:rsid="00466936"/>
    </style:style>
    <style:style style:name="T58" style:family="text">
      <style:text-properties style:text-underline-style="none" officeooo:rsid="0047f4c3"/>
    </style:style>
    <style:style style:name="T59" style:family="text">
      <style:text-properties style:text-underline-style="none" officeooo:rsid="004a27e8"/>
    </style:style>
    <style:style style:name="T60" style:family="text">
      <style:text-properties style:text-underline-style="none" officeooo:rsid="004b3e7c"/>
    </style:style>
    <style:style style:name="T61" style:family="text">
      <style:text-properties style:text-underline-style="none" officeooo:rsid="004d1370"/>
    </style:style>
    <style:style style:name="T62" style:family="text">
      <style:text-properties style:text-underline-style="none" officeooo:rsid="004e6ab9"/>
    </style:style>
    <style:style style:name="T63" style:family="text">
      <style:text-properties style:text-underline-style="none" officeooo:rsid="004fe318"/>
    </style:style>
    <style:style style:name="T64" style:family="text">
      <style:text-properties style:text-underline-style="none" officeooo:rsid="0051284d"/>
    </style:style>
    <style:style style:name="T65" style:family="text">
      <style:text-properties style:text-underline-style="none" officeooo:rsid="005218a5"/>
    </style:style>
    <style:style style:name="T66" style:family="text">
      <style:text-properties style:text-underline-style="none" officeooo:rsid="001d1645"/>
    </style:style>
    <style:style style:name="T67" style:family="text">
      <style:text-properties style:text-underline-style="none" officeooo:rsid="00547816"/>
    </style:style>
    <style:style style:name="T68" style:family="text">
      <style:text-properties style:text-underline-style="none" officeooo:rsid="0055d91e"/>
    </style:style>
    <style:style style:name="T69" style:family="text">
      <style:text-properties style:text-underline-style="none" officeooo:rsid="005a391a"/>
    </style:style>
    <style:style style:name="T70" style:family="text">
      <style:text-properties style:text-underline-style="none" officeooo:rsid="005b1910"/>
    </style:style>
    <style:style style:name="T71" style:family="text">
      <style:text-properties style:text-underline-style="none" officeooo:rsid="00610b0c"/>
    </style:style>
    <style:style style:name="T72" style:family="text">
      <style:text-properties style:text-underline-style="none" officeooo:rsid="0078e1d0"/>
    </style:style>
    <style:style style:name="T73" style:family="text">
      <style:text-properties style:text-underline-style="none" officeooo:rsid="007b6a0b"/>
    </style:style>
    <style:style style:name="T74" style:family="text">
      <style:text-properties fo:font-size="10pt" fo:font-style="italic" style:text-underline-style="none" officeooo:rsid="003aea69" style:font-size-asian="10pt" style:font-style-asian="italic" style:font-size-complex="10pt" style:font-style-complex="italic"/>
    </style:style>
    <style:style style:name="T75" style:family="text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T76" style:family="text">
      <style:text-properties fo:font-size="10pt" fo:font-style="normal" style:text-underline-style="none" officeooo:rsid="002aa6d7" style:font-size-asian="10pt" style:font-style-asian="normal" style:font-size-complex="10pt" style:font-style-complex="normal"/>
    </style:style>
    <style:style style:name="T77" style:family="text">
      <style:text-properties fo:font-size="10pt" fo:font-style="normal" style:text-underline-style="none" officeooo:rsid="0028ad5d" style:font-size-asian="10pt" style:font-style-asian="normal" style:font-size-complex="10pt" style:font-style-complex="normal"/>
    </style:style>
    <style:style style:name="T78" style:family="text">
      <style:text-properties fo:font-size="10pt" fo:font-style="normal" style:text-underline-style="none" officeooo:rsid="002bef10" style:font-size-asian="10pt" style:font-style-asian="normal" style:font-size-complex="10pt" style:font-style-complex="normal"/>
    </style:style>
    <style:style style:name="T79" style:family="text">
      <style:text-properties fo:font-size="10pt" fo:font-style="normal" style:text-underline-style="none" officeooo:rsid="002d4bcb" style:font-size-asian="10pt" style:font-style-asian="normal" style:font-size-complex="10pt" style:font-style-complex="normal"/>
    </style:style>
    <style:style style:name="T80" style:family="text">
      <style:text-properties fo:font-size="10pt" fo:font-style="normal" style:text-underline-style="none" officeooo:rsid="002f44c8" style:font-size-asian="10pt" style:font-style-asian="normal" style:font-size-complex="10pt" style:font-style-complex="normal"/>
    </style:style>
    <style:style style:name="T81" style:family="text">
      <style:text-properties fo:font-size="10pt" fo:font-style="normal" style:text-underline-style="none" officeooo:rsid="0031aeea" style:font-size-asian="10pt" style:font-style-asian="normal" style:font-size-complex="10pt" style:font-style-complex="normal"/>
    </style:style>
    <style:style style:name="T82" style:family="text">
      <style:text-properties fo:font-size="10pt" fo:font-style="normal" style:text-underline-style="none" officeooo:rsid="0037d713" style:font-size-asian="10pt" style:font-style-asian="normal" style:font-size-complex="10pt" style:font-style-complex="normal"/>
    </style:style>
    <style:style style:name="T83" style:family="text">
      <style:text-properties fo:font-size="10pt" fo:font-style="normal" style:text-underline-style="none" officeooo:rsid="0039a103" style:font-size-asian="10pt" style:font-style-asian="normal" style:font-size-complex="10pt" style:font-style-complex="normal"/>
    </style:style>
    <style:style style:name="T84" style:family="text">
      <style:text-properties fo:font-size="10pt" fo:font-style="normal" style:text-underline-style="none" officeooo:rsid="003aea69" style:font-size-asian="10pt" style:font-style-asian="normal" style:font-size-complex="10pt" style:font-style-complex="normal"/>
    </style:style>
    <style:style style:name="T85" style:family="text">
      <style:text-properties fo:font-size="10pt" fo:font-style="normal" style:text-underline-style="none" officeooo:rsid="003cd02b" style:font-size-asian="10pt" style:font-style-asian="normal" style:font-size-complex="10pt" style:font-style-complex="normal"/>
    </style:style>
    <style:style style:name="T86" style:family="text">
      <style:text-properties fo:font-size="10pt" fo:font-style="normal" style:text-underline-style="none" officeooo:rsid="003ec191" style:font-size-asian="10pt" style:font-style-asian="normal" style:font-size-complex="10pt" style:font-style-complex="normal"/>
    </style:style>
    <style:style style:name="T87" style:family="text">
      <style:text-properties fo:font-size="10pt" fo:font-style="normal" style:text-underline-style="none" officeooo:rsid="0041b770" style:font-size-asian="10pt" style:font-style-asian="normal" style:font-size-complex="10pt" style:font-style-complex="normal"/>
    </style:style>
    <style:style style:name="T88" style:family="text">
      <style:text-properties fo:font-size="10pt" fo:font-style="normal" style:text-underline-style="none" officeooo:rsid="00431c22" style:font-size-asian="10pt" style:font-style-asian="normal" style:font-size-complex="10pt" style:font-style-complex="normal"/>
    </style:style>
    <style:style style:name="T89" style:family="text">
      <style:text-properties fo:font-size="10pt" fo:font-style="normal" style:text-underline-style="none" officeooo:rsid="005218a5" style:font-size-asian="10pt" style:font-style-asian="normal" style:font-size-complex="10pt" style:font-style-complex="normal"/>
    </style:style>
    <style:style style:name="T90" style:family="text">
      <style:text-properties fo:font-size="10pt" fo:font-style="normal" style:text-underline-style="none" officeooo:rsid="007f5b1d" style:font-size-asian="10pt" style:font-style-asian="normal" style:font-size-complex="10pt" style:font-style-complex="normal"/>
    </style:style>
    <style:style style:name="T91" style:family="text">
      <style:text-properties fo:font-size="10pt" fo:font-style="normal" style:text-underline-style="none" officeooo:rsid="0040bffc" style:font-size-asian="10pt" style:font-style-asian="normal" style:font-size-complex="10pt" style:font-style-complex="normal"/>
    </style:style>
    <style:style style:name="T92" style:family="text">
      <style:text-properties fo:font-size="10pt" fo:font-style="normal" style:text-underline-style="none" officeooo:rsid="005b1910" style:font-size-asian="10pt" style:font-style-asian="normal" style:font-size-complex="10pt" style:font-style-complex="normal"/>
    </style:style>
    <style:style style:name="T93" style:family="text">
      <style:text-properties fo:font-size="10pt" fo:font-style="normal" style:text-underline-style="none" officeooo:rsid="005a391a" style:font-size-asian="10pt" style:font-style-asian="normal" style:font-size-complex="10pt" style:font-style-complex="normal"/>
    </style:style>
    <style:style style:name="T94" style:family="text">
      <style:text-properties fo:font-size="10pt" fo:font-style="normal" style:text-underline-style="none" fo:font-weight="normal" officeooo:rsid="0040bffc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fo:font-size="10pt" fo:font-style="normal" style:text-underline-style="none" fo:font-weight="normal" officeooo:rsid="0039a103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fo:font-size="10pt" fo:font-style="normal" style:text-underline-style="none" fo:font-weight="normal" officeooo:rsid="005a391a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fo:font-size="10pt" fo:font-style="normal" style:text-underline-style="none" fo:font-weight="normal" officeooo:rsid="005b1910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fo:font-size="10pt" fo:font-style="normal" style:text-underline-style="none" fo:font-weight="bold" officeooo:rsid="003ec191" style:font-size-asian="10pt" style:font-style-asian="normal" style:font-weight-asian="bold" style:font-size-complex="10pt" style:font-style-complex="normal" style:font-weight-complex="bold"/>
    </style:style>
    <style:style style:name="T99" style:family="text">
      <style:text-properties officeooo:rsid="00766e4a"/>
    </style:style>
    <style:style style:name="T100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/>
      <text:p text:style-name="P70">Les crises de la <text:span text:style-name="T99">RESPVBLICA ROMANA </text:span>jusqu'à -53</text:p>
      <text:p text:style-name="P70"/>
      <text:p text:style-name="P1"/>
      <text:p text:style-name="P76">(01) <text:span text:style-name="T1">Tiberius Graccus propose en vain de limiter le droit de la </text:span><text:span text:style-name="T2">possessio</text:span><text:span text:style-name="T38"> individuel</text:span><text:span text:style-name="T40">le</text:span><text:span text:style-name="T38"> mais meurt e</text:span><text:span text:style-name="T39">n …</text:span></text:p>
      <text:p text:style-name="P4"><text:span text:style-name="T7">1</text:span><text:span text:style-name="T6">33 / </text:span><text:span text:style-name="T34">115 / </text:span><text:span text:style-name="T37">100 / </text:span><text:span text:style-name="T14">82 / </text:span><text:span text:style-name="T16">73 / </text:span><text:span text:style-name="T18">63 / </text:span><text:span text:style-name="T20">62 / </text:span><text:span text:style-name="T26">60 / </text:span><text:span text:style-name="T28">54 / </text:span><text:span text:style-name="T27">53</text:span><text:span text:style-name="T35"> / </text:span><text:span text:style-name="T36">48</text:span></text:p>
      <text:p text:style-name="P3"/>
      <text:p text:style-name="P8"><text:span text:style-name="T6">(02) Gaius</text:span><text:span text:style-name="T7"> Graccus propose en vain d</text:span><text:span text:style-name="T6">'assigner plus généreusement des terres à cultiver mais meur</text:span><text:span text:style-name="T19">t …</text:span></text:p>
      <text:p text:style-name="P3"><text:span text:style-name="T6">jeté dans le Tibre / </text:span><text:span text:style-name="T8">poignardé en plein Sénat / </text:span><text:span text:style-name="T9">après une campagne contre les Parthes / sur le Janicule / </text:span><text:span text:style-name="T10">en exil / </text:span></text:p>
      <text:p text:style-name="P3"/>
      <text:p text:style-name="P6"><text:span text:style-name="T10">(</text:span><text:span text:style-name="T6">03) </text:span><text:span text:style-name="T11">Gaius Marius (157 – 86) </text:span><text:span text:style-name="T12">était le chef de fil des …</text:span></text:p>
      <text:p text:style-name="P12"><text:span text:style-name="T42">p</text:span><text:span text:style-name="T41">opulares</text:span><text:span text:style-name="T6"> / </text:span><text:span text:style-name="T41">optimates</text:span><text:span text:style-name="T6"> / du parti de la troisième voie, des modérés</text:span></text:p>
      <text:p text:style-name="P12"/>
      <text:p text:style-name="P27"><text:span text:style-name="T6">(04) </text:span><text:span text:style-name="T13">Sylla, l'adversaire de Marius s'oppose à lui lors de la première guerre civile (88-87) puis lors de la seconde, en…</text:span></text:p>
      <text:p text:style-name="P19"><text:span text:style-name="T14">1</text:span><text:span text:style-name="T13">33 / </text:span><text:span text:style-name="T34">115 / </text:span><text:span text:style-name="T37">100 / </text:span><text:span text:style-name="T14">82 /</text:span><text:span text:style-name="T16"> 73 / </text:span><text:span text:style-name="T18">63 / </text:span><text:span text:style-name="T20">62 / </text:span><text:span text:style-name="T26">60 </text:span><text:span text:style-name="T27">/ 53</text:span><text:span text:style-name="T35"> / </text:span><text:span text:style-name="T36">48</text:span></text:p>
      <text:p text:style-name="P14"/>
      <text:p text:style-name="P25"><text:span text:style-name="T6">(05) </text:span><text:span text:style-name="T15">Spartacus, esclave déserteur, </text:span><text:span text:style-name="T16">fomente un</text:span><text:span text:style-name="T33">e</text:span><text:span text:style-name="T16"> révolte qui dure deux ans et</text:span><text:span text:style-name="T17"> commence</text:span><text:span text:style-name="T16"> en…</text:span></text:p>
      <text:p text:style-name="P19"><text:span text:style-name="T14">1</text:span><text:span text:style-name="T13">33 / </text:span><text:span text:style-name="T34">115 / </text:span><text:span text:style-name="T37">100 / </text:span><text:span text:style-name="T14">82 /</text:span><text:span text:style-name="T16"> 7</text:span><text:span text:style-name="T17">3 / </text:span><text:span text:style-name="T18">63 / </text:span><text:span text:style-name="T20">62 / </text:span><text:span text:style-name="T26">60 / </text:span><text:span text:style-name="T28">54 / </text:span><text:span text:style-name="T27">53</text:span><text:span text:style-name="T35"> / </text:span><text:span text:style-name="T36">48</text:span></text:p>
      <text:p text:style-name="P15"/>
      <text:p text:style-name="P23"><text:span text:style-name="T17">(</text:span><text:span text:style-name="T6">06) Catilina </text:span><text:span text:style-name="T33">fomente lui </text:span><text:span text:style-name="T6">plusieurs coups d'état, le plus connu étant dénoncé par Cicéron, en plein Sénat, en…</text:span></text:p>
      <text:p text:style-name="P19"><text:span text:style-name="T14">1</text:span><text:span text:style-name="T13">33 / </text:span><text:span text:style-name="T34">115 / </text:span><text:span text:style-name="T37">100 / </text:span><text:span text:style-name="T14">82 /</text:span><text:span text:style-name="T16"> 7</text:span><text:span text:style-name="T17">3 / </text:span><text:span text:style-name="T18">63 / </text:span><text:span text:style-name="T20">62 </text:span><text:span text:style-name="T26">/ 60 / </text:span><text:span text:style-name="T28">54 / </text:span><text:span text:style-name="T27">53</text:span><text:span text:style-name="T35"> / </text:span><text:span text:style-name="T36">48</text:span></text:p>
      <text:p text:style-name="P16"/>
      <text:p text:style-name="P29"><text:span text:style-name="T18">(</text:span><text:span text:style-name="T6">07) </text:span><text:span text:style-name="T20">Catilina, lui, mourra en…</text:span></text:p>
      <text:p text:style-name="P19"><text:span text:style-name="T14">1</text:span><text:span text:style-name="T13">33 / </text:span><text:span text:style-name="T34">115 / </text:span><text:span text:style-name="T37">100 / </text:span><text:span text:style-name="T14">82 /</text:span><text:span text:style-name="T16"> 7</text:span><text:span text:style-name="T17">3 / </text:span><text:span text:style-name="T18">63 / </text:span><text:span text:style-name="T20">62 / </text:span><text:span text:style-name="T26">60 / </text:span><text:span text:style-name="T28">54 / </text:span><text:span text:style-name="T27">53</text:span><text:span text:style-name="T35"> / </text:span><text:span text:style-name="T36">48</text:span></text:p>
      <text:p text:style-name="P17"/>
      <text:p text:style-name="P31"><text:span text:style-name="T6">(08) </text:span><text:span text:style-name="T21">Le premier triumvirat </text:span><text:span text:style-name="T22">est une alliance entre… </text:span></text:p>
      <text:p text:style-name="P21"><text:span text:style-name="T22">C</text:span><text:span text:style-name="T6">atilina / Crassus / Cicé</text:span><text:span text:style-name="T24">r</text:span><text:span text:style-name="T6">on / Jules César / Pompée / </text:span><text:span text:style-name="T23">Marius / Sylla</text:span></text:p>
      <text:p text:style-name="P21"/>
      <text:p text:style-name="P33"><text:span text:style-name="T23">(</text:span><text:span text:style-name="T6">09) </text:span><text:span text:style-name="T25">Le premier triumvirat commence en …</text:span></text:p>
      <text:p text:style-name="P19"><text:span text:style-name="T14">1</text:span><text:span text:style-name="T13">33 / </text:span><text:span text:style-name="T34">115 / </text:span><text:span text:style-name="T37">100 / </text:span><text:span text:style-name="T14">82 /</text:span><text:span text:style-name="T16"> 7</text:span><text:span text:style-name="T17">3 / </text:span><text:span text:style-name="T18">63 / </text:span><text:span text:style-name="T20">62 / </text:span><text:span text:style-name="T26">60/ </text:span><text:span text:style-name="T28">54 / </text:span><text:span text:style-name="T27">53</text:span><text:span text:style-name="T35"> / </text:span><text:span text:style-name="T36">48</text:span></text:p>
      <text:p text:style-name="P18"/>
      <text:p text:style-name="P34"><text:span text:style-name="T23">(</text:span><text:span text:style-name="T27">10</text:span><text:span text:style-name="T6">) </text:span><text:span text:style-name="T25">Le premier triumvirat </text:span><text:span text:style-name="T27">s'achève</text:span><text:span text:style-name="T25"> en …</text:span></text:p>
      <text:p text:style-name="P68"><text:span text:style-name="T76">1</text:span><text:span text:style-name="T77">33 / </text:span><text:span text:style-name="T94">115 / </text:span><text:span text:style-name="T97">100 / </text:span><text:span text:style-name="T76">82 /</text:span><text:span text:style-name="T78"> 7</text:span><text:span text:style-name="T79">3 / </text:span><text:span text:style-name="T80">63 / </text:span><text:span text:style-name="T81">62 / </text:span><text:span text:style-name="T82">60 / </text:span><text:span text:style-name="T89">54 / </text:span><text:span text:style-name="T83">53</text:span><text:span text:style-name="T95"> / </text:span><text:span text:style-name="T96">48</text:span></text:p>
      <text:p text:style-name="P67"/>
      <text:p text:style-name="P65"><text:span text:style-name="T83">(</text:span><text:span text:style-name="T75">11) Crassus est un chef politique romain </text:span><text:span text:style-name="T86">né en…</text:span></text:p>
      <text:p text:style-name="P51"><text:span text:style-name="T43">1</text:span><text:span text:style-name="T44">33 / </text:span><text:span text:style-name="T51">115 / </text:span><text:span text:style-name="T70">100 / </text:span><text:span text:style-name="T43">82 /</text:span><text:span text:style-name="T45"> 7</text:span><text:span text:style-name="T46">3 / </text:span><text:span text:style-name="T47">63 / </text:span><text:span text:style-name="T48">62 / </text:span><text:span text:style-name="T49">60 / </text:span><text:span text:style-name="T65">54 / </text:span><text:span text:style-name="T50">53 / </text:span><text:span text:style-name="T69">48</text:span></text:p>
      <text:p text:style-name="P48"/>
      <text:p text:style-name="P66"><text:span text:style-name="T83">(</text:span><text:span text:style-name="T75">1</text:span><text:span text:style-name="T88">2</text:span><text:span text:style-name="T75">) Crassus est un chef politique romain </text:span><text:span text:style-name="T90">mort</text:span><text:span text:style-name="T87"> en</text:span><text:span text:style-name="T86">…</text:span></text:p>
      <text:p text:style-name="P51"><text:span text:style-name="T43">1</text:span><text:span text:style-name="T44">33 / </text:span><text:span text:style-name="T51">115 / </text:span><text:span text:style-name="T70">100 / </text:span><text:span text:style-name="T43">82 /</text:span><text:span text:style-name="T45"> 7</text:span><text:span text:style-name="T46">3 / </text:span><text:span text:style-name="T47">63 / </text:span><text:span text:style-name="T48">62 / </text:span><text:span text:style-name="T49">60 / </text:span><text:span text:style-name="T65">54 / </text:span><text:span text:style-name="T50">53 / </text:span><text:span text:style-name="T69">48</text:span></text:p>
      <text:p text:style-name="P49"/>
      <text:p text:style-name="P36"><text:span text:style-name="T50">(</text:span><text:span text:style-name="T41">13) </text:span><text:span text:style-name="T55">La dernière campagne de Crassus se fera contre les…</text:span></text:p>
      <text:p text:style-name="P56"><text:span text:style-name="T41">Gaulois / Parthes / Celtes / Ibériques / Germains / </text:span><text:span text:style-name="T56">Juifs / </text:span></text:p>
      <text:p text:style-name="P56"/>
      <text:p text:style-name="P38"><text:span text:style-name="T56">(</text:span><text:span text:style-name="T41">14) </text:span><text:span text:style-name="T57">Le </text:span><text:span text:style-name="T3">praenomen</text:span><text:span text:style-name="T57"> de Pompée est…</text:span></text:p>
      <text:p text:style-name="P58"><text:span text:style-name="T41">Caius / Marcus / </text:span><text:span text:style-name="T57">C</text:span><text:span text:style-name="T41">naeus / Marius / </text:span><text:span text:style-name="T58">Felix / </text:span><text:span text:style-name="T59">Tiberius / </text:span><text:span text:style-name="T71">Pompée / Julius</text:span></text:p>
      <text:p text:style-name="P58"/>
      <text:p text:style-name="P40"><text:span text:style-name="T59">(</text:span><text:span text:style-name="T41">15) </text:span><text:span text:style-name="T60">Brillant général, comment ses soldats le surnomment-ils, en référence à Alexandre le Grand ?</text:span></text:p>
      <text:p text:style-name="P61"><text:span text:style-name="T41">paruus / altus / magnus / </text:span><text:span text:style-name="T61">pulcher / </text:span><text:span text:style-name="T62">fortis / </text:span><text:span text:style-name="T73">adulescens carnifex</text:span></text:p>
      <text:p text:style-name="P61"/>
      <text:p text:style-name="P42"><text:span text:style-name="T62">(</text:span><text:span text:style-name="T41">16) </text:span><text:span text:style-name="T63">Il épouse la fille de Jules César, Julia. </text:span><text:span text:style-name="T72">Cette dernière</text:span><text:span text:style-name="T63"> meurt en…</text:span></text:p>
      <text:p text:style-name="P51"><text:span text:style-name="T43">1</text:span><text:span text:style-name="T44">33 / </text:span><text:span text:style-name="T51">115 / </text:span><text:span text:style-name="T70">100 / </text:span><text:span text:style-name="T43">82 /</text:span><text:span text:style-name="T45"> 7</text:span><text:span text:style-name="T46">3 / </text:span><text:span text:style-name="T47">63 / </text:span><text:span text:style-name="T48">62 / </text:span><text:span text:style-name="T49">60 / </text:span><text:span text:style-name="T64">54 </text:span><text:span text:style-name="T49">/ </text:span><text:span text:style-name="T65">5</text:span><text:span text:style-name="T50">3 / </text:span><text:span text:style-name="T69">48</text:span></text:p>
      <text:p text:style-name="P54"/>
      <text:p text:style-name="P44"><text:span text:style-name="T66">(1</text:span><text:span text:style-name="T41">7) </text:span><text:span text:style-name="T67">Il est vaincu par Jules César à Pharsale, en …</text:span></text:p>
      <text:p text:style-name="P51"><text:span text:style-name="T43">1</text:span><text:span text:style-name="T44">33 / </text:span><text:span text:style-name="T51">115 / </text:span><text:span text:style-name="T70">100 / </text:span><text:span text:style-name="T43">82 /</text:span><text:span text:style-name="T45"> 7</text:span><text:span text:style-name="T46">3 / </text:span><text:span text:style-name="T47">63 / </text:span><text:span text:style-name="T48">62 / </text:span><text:span text:style-name="T49">60 / </text:span><text:span text:style-name="T64">54 </text:span><text:span text:style-name="T49">/ </text:span><text:span text:style-name="T65">5</text:span><text:span text:style-name="T50">3 / </text:span><text:span text:style-name="T68">48</text:span></text:p>
      <text:p text:style-name="P50"/>
      <text:p text:style-name="P46"><text:span text:style-name="T68">(</text:span><text:span text:style-name="T41">18) </text:span><text:span text:style-name="T70">Jules César est né en…</text:span></text:p>
      <text:p text:style-name="P51"><text:span text:style-name="T43">1</text:span><text:span text:style-name="T44">33 / </text:span><text:span text:style-name="T51">115 / </text:span><text:span text:style-name="T70">100 / </text:span><text:span text:style-name="T43">82 /</text:span><text:span text:style-name="T45"> 7</text:span><text:span text:style-name="T46">3 / </text:span><text:span text:style-name="T47">63 / </text:span><text:span text:style-name="T48">62 / </text:span><text:span text:style-name="T49">60 / </text:span><text:span text:style-name="T64">54 </text:span><text:span text:style-name="T49">/ </text:span><text:span text:style-name="T65">5</text:span><text:span text:style-name="T50">3 / </text:span><text:span text:style-name="T68">48</text:span></text:p>
      <text:p text:style-name="P1"/>
      <text:p text:style-name="P10"><text:span text:style-name="T7">(</text:span><text:span text:style-name="T6">19) </text:span><text:span text:style-name="T32">L</text:span><text:span text:style-name="T6">a carrière </text:span><text:span text:style-name="T32">ce César </text:span><text:span text:style-name="T6">est rapide : il sera </text:span><text:span text:style-name="T29">à la tête de la religion romaine, </text:span><text:span text:style-name="T4">pontifex maximus</text:span><text:span text:style-name="T29">, souverain pontife, </text:span><text:span text:style-name="T30">peu avant la con</text:span><text:span text:style-name="T31">juration de Catilina, </text:span><text:span text:style-name="T29">en…</text:span></text:p>
      <text:p text:style-name="P52"><text:span text:style-name="T43">1</text:span><text:span text:style-name="T44">33 / </text:span><text:span text:style-name="T51">115 / </text:span><text:span text:style-name="T70">100 / </text:span><text:span text:style-name="T43">82 /</text:span><text:span text:style-name="T45"> 7</text:span><text:span text:style-name="T46">3 / </text:span><text:span text:style-name="T47">63 / </text:span><text:span text:style-name="T48">62 / </text:span><text:span text:style-name="T49">60 / </text:span><text:span text:style-name="T64">54 </text:span><text:span text:style-name="T49">/ </text:span><text:span text:style-name="T65">5</text:span><text:span text:style-name="T50">3 / </text:span><text:span text:style-name="T68">48</text:span></text:p>
      <text:p text:style-name="P52"/>
      <text:p text:style-name="P63"><text:span text:style-name="T53">(</text:span><text:span text:style-name="T52">20) </text:span><text:span text:style-name="T54">Le prénom de Jules César est…</text:span></text:p>
      <text:p text:style-name="P59"><text:span text:style-name="T71">Caius / Marcus / </text:span><text:span text:style-name="T57">C</text:span><text:span text:style-name="T71">naeus / Marius / </text:span><text:span text:style-name="T58">Felix / </text:span><text:span text:style-name="T59">Tiberius / </text:span><text:span text:style-name="T71">Pompée / Julius</text:span></text:p>
      <text:p text:style-name="P59"/>
      <text:p text:style-name="P59"/>
      <text:p text:style-name="P59"/>
      <text:p text:style-name="P71"><text:soft-page-break/></text:p>
      <text:p text:style-name="P72">Les crises de la <text:span text:style-name="T99">RESPVBLICA ROMANA </text:span>jusqu'à -53</text:p>
      <text:p text:style-name="P71"/>
      <text:p text:style-name="P2"/>
      <text:p text:style-name="P75">(01) <text:span text:style-name="T1">Tiberius Graccus propose en vain de limiter le droit de la </text:span><text:span text:style-name="T2">possessio</text:span><text:span text:style-name="T38"> individuel</text:span><text:span text:style-name="T40">le</text:span><text:span text:style-name="T38"> mais meurt e</text:span><text:span text:style-name="T39">n …</text:span></text:p>
      <text:p text:style-name="P5"><text:span text:style-name="T7">*1</text:span><text:span text:style-name="T6">33 / </text:span><text:span text:style-name="T34">115 / </text:span><text:span text:style-name="T37">100 / </text:span><text:span text:style-name="T14">82 / </text:span><text:span text:style-name="T16">73 / </text:span><text:span text:style-name="T18">63 / </text:span><text:span text:style-name="T20">62 / </text:span><text:span text:style-name="T26">60 / </text:span><text:span text:style-name="T28">54 / </text:span><text:span text:style-name="T27">53</text:span><text:span text:style-name="T35"> / </text:span><text:span text:style-name="T36">48</text:span></text:p>
      <text:p text:style-name="P5"/>
      <text:p text:style-name="P9"><text:span text:style-name="T6">(02) Gaius</text:span><text:span text:style-name="T7"> Graccus propose en vain d</text:span><text:span text:style-name="T6">'assigner plus généreusement des terres à cultiver mais meur</text:span><text:span text:style-name="T19">t …</text:span></text:p>
      <text:p text:style-name="P5"><text:span text:style-name="T6">jeté dans le Tibre / </text:span><text:span text:style-name="T8">poignardé en plein Sénat / </text:span><text:span text:style-name="T9">après une campagne contre les Parthes / *sur le Janicule / </text:span><text:span text:style-name="T10">en exil / </text:span></text:p>
      <text:p text:style-name="P5"/>
      <text:p text:style-name="P7"><text:span text:style-name="T10">(</text:span><text:span text:style-name="T6">03) </text:span><text:span text:style-name="T11">Gaius Marius (157 – 86) </text:span><text:span text:style-name="T12">était le chef de fil des …</text:span></text:p>
      <text:p text:style-name="P13"><text:span text:style-name="T42">*p</text:span><text:span text:style-name="T41">opulares</text:span><text:span text:style-name="T6"> / </text:span><text:span text:style-name="T41">optimates</text:span><text:span text:style-name="T6"> / du parti de la troisième voie, des modérés</text:span></text:p>
      <text:p text:style-name="P13"/>
      <text:p text:style-name="P28"><text:span text:style-name="T6">(04) </text:span><text:span text:style-name="T13">Sylla, l'adversaire de Marius s'oppose à lui lors de la première guerre civile (88-87) puis lors de la seconde, en…</text:span></text:p>
      <text:p text:style-name="P20"><text:span text:style-name="T14">1</text:span><text:span text:style-name="T13">33 / </text:span><text:span text:style-name="T34">115 / </text:span><text:span text:style-name="T37">100 / </text:span><text:span text:style-name="T13">*</text:span><text:span text:style-name="T14">82 /</text:span><text:span text:style-name="T16"> 73 / </text:span><text:span text:style-name="T18">63 / </text:span><text:span text:style-name="T20">62 / </text:span><text:span text:style-name="T26">60 </text:span><text:span text:style-name="T27">/ 53</text:span><text:span text:style-name="T35"> / </text:span><text:span text:style-name="T36">48</text:span></text:p>
      <text:p text:style-name="P20"/>
      <text:p text:style-name="P26"><text:span text:style-name="T6">(05) </text:span><text:span text:style-name="T15">Spartacus, esclave déserteur, </text:span><text:span text:style-name="T16">fomente un</text:span><text:span text:style-name="T33">e</text:span><text:span text:style-name="T16"> révolte qui dure deux ans et</text:span><text:span text:style-name="T17"> commence</text:span><text:span text:style-name="T16"> en…</text:span></text:p>
      <text:p text:style-name="P20"><text:span text:style-name="T14">1</text:span><text:span text:style-name="T13">33 / </text:span><text:span text:style-name="T34">115 / </text:span><text:span text:style-name="T37">100 / </text:span><text:span text:style-name="T14">82 /</text:span><text:span text:style-name="T16"> *7</text:span><text:span text:style-name="T17">3 / </text:span><text:span text:style-name="T18">63 / </text:span><text:span text:style-name="T20">62 / </text:span><text:span text:style-name="T26">60 / </text:span><text:span text:style-name="T28">54 / </text:span><text:span text:style-name="T27">53</text:span><text:span text:style-name="T35"> / </text:span><text:span text:style-name="T36">48</text:span></text:p>
      <text:p text:style-name="P20"/>
      <text:p text:style-name="P24"><text:span text:style-name="T17">(</text:span><text:span text:style-name="T6">06) Catilina </text:span><text:span text:style-name="T33">fomente lui </text:span><text:span text:style-name="T6">plusieurs coups d'état, le plus connu étant dénoncé par Cicéron, en plein Sénat, en…</text:span></text:p>
      <text:p text:style-name="P20"><text:span text:style-name="T14">1</text:span><text:span text:style-name="T13">33 / </text:span><text:span text:style-name="T34">115 / </text:span><text:span text:style-name="T37">100 / </text:span><text:span text:style-name="T14">82 /</text:span><text:span text:style-name="T16"> 7</text:span><text:span text:style-name="T17">3 / *</text:span><text:span text:style-name="T18">63 / </text:span><text:span text:style-name="T20">62 </text:span><text:span text:style-name="T26">/ 60 / </text:span><text:span text:style-name="T28">54 / </text:span><text:span text:style-name="T27">53</text:span><text:span text:style-name="T35"> / </text:span><text:span text:style-name="T36">48</text:span></text:p>
      <text:p text:style-name="P20"/>
      <text:p text:style-name="P30"><text:span text:style-name="T18">(</text:span><text:span text:style-name="T6">07) </text:span><text:span text:style-name="T20">Catilina, lui, mourra en…</text:span></text:p>
      <text:p text:style-name="P20"><text:span text:style-name="T14">1</text:span><text:span text:style-name="T13">33 / </text:span><text:span text:style-name="T34">115 / </text:span><text:span text:style-name="T37">100 / </text:span><text:span text:style-name="T14">82 /</text:span><text:span text:style-name="T16"> 7</text:span><text:span text:style-name="T17">3 / </text:span><text:span text:style-name="T18">63 / *</text:span><text:span text:style-name="T20">62 / </text:span><text:span text:style-name="T26">60 / </text:span><text:span text:style-name="T28">54 / </text:span><text:span text:style-name="T27">53</text:span><text:span text:style-name="T35"> / </text:span><text:span text:style-name="T36">48</text:span></text:p>
      <text:p text:style-name="P20"/>
      <text:p text:style-name="P32"><text:span text:style-name="T6">(08) </text:span><text:span text:style-name="T21">Le premier triumvirat </text:span><text:span text:style-name="T22">est une alliance entre… </text:span></text:p>
      <text:p text:style-name="P22"><text:span text:style-name="T22">C</text:span><text:span text:style-name="T6">atilina / *Crassus / Cicé</text:span><text:span text:style-name="T24">r</text:span><text:span text:style-name="T6">on / *Jules César / *Pompée / </text:span><text:span text:style-name="T23">Marius / Sylla</text:span></text:p>
      <text:p text:style-name="P22"/>
      <text:p text:style-name="P35"><text:span text:style-name="T23">(</text:span><text:span text:style-name="T6">09) </text:span><text:span text:style-name="T25">Le premier triumvirat commence en …</text:span></text:p>
      <text:p text:style-name="P20"><text:span text:style-name="T14">1</text:span><text:span text:style-name="T13">33 / </text:span><text:span text:style-name="T34">115 / </text:span><text:span text:style-name="T37">100 / </text:span><text:span text:style-name="T14">82 /</text:span><text:span text:style-name="T16"> 7</text:span><text:span text:style-name="T17">3 / </text:span><text:span text:style-name="T18">63 / </text:span><text:span text:style-name="T20">62 / *</text:span><text:span text:style-name="T26">60/ </text:span><text:span text:style-name="T28">54 / </text:span><text:span text:style-name="T27">53</text:span><text:span text:style-name="T35"> / </text:span><text:span text:style-name="T36">48</text:span></text:p>
      <text:p text:style-name="P20"/>
      <text:p text:style-name="P35"><text:span text:style-name="T23">(</text:span><text:span text:style-name="T27">10</text:span><text:span text:style-name="T6">) </text:span><text:span text:style-name="T25">Le premier triumvirat </text:span><text:span text:style-name="T27">s'achève</text:span><text:span text:style-name="T25"> en …</text:span></text:p>
      <text:p text:style-name="P69"><text:span text:style-name="T76">1</text:span><text:span text:style-name="T77">33 / </text:span><text:span text:style-name="T94">115 / </text:span><text:span text:style-name="T97">100 / </text:span><text:span text:style-name="T76">82 /</text:span><text:span text:style-name="T78"> 7</text:span><text:span text:style-name="T79">3 / </text:span><text:span text:style-name="T80">63 / </text:span><text:span text:style-name="T81">62 / </text:span><text:span text:style-name="T82">60 / </text:span><text:span text:style-name="T89">54 / </text:span><text:span text:style-name="T82">*</text:span><text:span text:style-name="T83">53</text:span><text:span text:style-name="T95"> / </text:span><text:span text:style-name="T96">48</text:span></text:p>
      <text:p text:style-name="P69"/>
      <text:p text:style-name="P74"><text:span text:style-name="T83">(</text:span><text:span text:style-name="T75">1</text:span><text:span text:style-name="T88">2</text:span><text:span text:style-name="T75">) Crassus est un chef politique romain </text:span><text:span text:style-name="T90">né</text:span><text:span text:style-name="T87"> en</text:span><text:span text:style-name="T86">…</text:span></text:p>
      <text:p text:style-name="P73"><text:span text:style-name="T76">1</text:span><text:span text:style-name="T77">33 / *</text:span><text:span text:style-name="T91">115 / </text:span><text:span text:style-name="T92">100 / </text:span><text:span text:style-name="T76">82 /</text:span><text:span text:style-name="T78"> 7</text:span><text:span text:style-name="T79">3 / </text:span><text:span text:style-name="T80">63 / </text:span><text:span text:style-name="T81">62 / </text:span><text:span text:style-name="T82">60 / </text:span><text:span text:style-name="T89">54 / </text:span><text:span text:style-name="T83">53 / </text:span><text:span text:style-name="T93">48</text:span></text:p>
      <text:p text:style-name="P53"/>
      <text:p text:style-name="P74"><text:span text:style-name="T83">(</text:span><text:span text:style-name="T75">1</text:span><text:span text:style-name="T88">2</text:span><text:span text:style-name="T75">) Crassus est un chef politique romain </text:span><text:span text:style-name="T90">mort</text:span><text:span text:style-name="T87"> en</text:span><text:span text:style-name="T86">…</text:span></text:p>
      <text:p text:style-name="P73"><text:span text:style-name="T76">1</text:span><text:span text:style-name="T77">33 / </text:span><text:span text:style-name="T91">115 / </text:span><text:span text:style-name="T92">100 / </text:span><text:span text:style-name="T76">82 /</text:span><text:span text:style-name="T78"> 7</text:span><text:span text:style-name="T79">3 / </text:span><text:span text:style-name="T80">63 / </text:span><text:span text:style-name="T81">62 / </text:span><text:span text:style-name="T82">60 / </text:span><text:span text:style-name="T89">54 / </text:span><text:span text:style-name="T82">*</text:span><text:span text:style-name="T83">53 / </text:span><text:span text:style-name="T93">48</text:span></text:p>
      <text:p text:style-name="P53"/>
      <text:p text:style-name="P37"><text:span text:style-name="T50">(</text:span><text:span text:style-name="T41">13) </text:span><text:span text:style-name="T55">La dernière campagne de Crassus se fera contre les…</text:span></text:p>
      <text:p text:style-name="P57"><text:span text:style-name="T41">Gaulois / *Parthes / Celtes / Ibériques / Germains / </text:span><text:span text:style-name="T56">Juifs / </text:span></text:p>
      <text:p text:style-name="P57"/>
      <text:p text:style-name="P39"><text:span text:style-name="T56">(</text:span><text:span text:style-name="T41">14) </text:span><text:span text:style-name="T57">Le </text:span><text:span text:style-name="T3">praenomen</text:span><text:span text:style-name="T57"> de Pompée est…</text:span></text:p>
      <text:p text:style-name="P60"><text:span text:style-name="T41">Caius / Marcus / *</text:span><text:span text:style-name="T57">C</text:span><text:span text:style-name="T41">naeus / Marius / </text:span><text:span text:style-name="T58">Felix / </text:span><text:span text:style-name="T59">Tiberius / </text:span><text:span text:style-name="T71">Pompée / Julius</text:span></text:p>
      <text:p text:style-name="P60"/>
      <text:p text:style-name="P41"><text:span text:style-name="T59">(</text:span><text:span text:style-name="T41">15) </text:span><text:span text:style-name="T60">Brillant général, comment ses soldats le surnomment-ils, en référence à Alexandre le Grand ?</text:span></text:p>
      <text:p text:style-name="P62"><text:span text:style-name="T41">paruus / altus / *magnus / </text:span><text:span text:style-name="T61">pulcher / </text:span><text:span text:style-name="T62">fortis</text:span></text:p>
      <text:p text:style-name="P62"/>
      <text:p text:style-name="P43"><text:span text:style-name="T63">(16) Il épouse la fille de Jules César, Julia. </text:span><text:span text:style-name="T72">Cette dernière</text:span><text:span text:style-name="T63"> meurt en…</text:span></text:p>
      <text:p text:style-name="P53"><text:span text:style-name="T43">1</text:span><text:span text:style-name="T44">33 / </text:span><text:span text:style-name="T51">115 / </text:span><text:span text:style-name="T70">100 / </text:span><text:span text:style-name="T43">82 /</text:span><text:span text:style-name="T45"> 7</text:span><text:span text:style-name="T46">3 / </text:span><text:span text:style-name="T47">63 / </text:span><text:span text:style-name="T48">62 / </text:span><text:span text:style-name="T49">60 / *</text:span><text:span text:style-name="T64">54 </text:span><text:span text:style-name="T49">/ </text:span><text:span text:style-name="T65">5</text:span><text:span text:style-name="T50">3 / </text:span><text:span text:style-name="T69">48</text:span></text:p>
      <text:p text:style-name="P55"/>
      <text:p text:style-name="P45"><text:span text:style-name="T66">(1</text:span><text:span text:style-name="T41">7) </text:span><text:span text:style-name="T67">Il est vaincu par Jules César à Pharsale, en …</text:span></text:p>
      <text:p text:style-name="P53"><text:span text:style-name="T43">1</text:span><text:span text:style-name="T44">33 / </text:span><text:span text:style-name="T51">115 / </text:span><text:span text:style-name="T70">100 / </text:span><text:span text:style-name="T43">82 /</text:span><text:span text:style-name="T45"> 7</text:span><text:span text:style-name="T46">3 / </text:span><text:span text:style-name="T47">63 / </text:span><text:span text:style-name="T48">62 / </text:span><text:span text:style-name="T49">60 / </text:span><text:span text:style-name="T64">54 </text:span><text:span text:style-name="T49">/ </text:span><text:span text:style-name="T65">5</text:span><text:span text:style-name="T50">3 / *</text:span><text:span text:style-name="T68">48</text:span></text:p>
      <text:p text:style-name="P53"/>
      <text:p text:style-name="P47"><text:span text:style-name="T68">(</text:span><text:span text:style-name="T41">18) </text:span><text:span text:style-name="T70">Jules César est né en…</text:span></text:p>
      <text:p text:style-name="P53"><text:span text:style-name="T43">1</text:span><text:span text:style-name="T44">33 / </text:span><text:span text:style-name="T51">115 / </text:span><text:span text:style-name="T70">100 / </text:span><text:span text:style-name="T43">82 /</text:span><text:span text:style-name="T45"> 7</text:span><text:span text:style-name="T46">3 / </text:span><text:span text:style-name="T47">63 / </text:span><text:span text:style-name="T48">62 / </text:span><text:span text:style-name="T49">60 / </text:span><text:span text:style-name="T64">54 </text:span><text:span text:style-name="T49">/ </text:span><text:span text:style-name="T65">5</text:span><text:span text:style-name="T50">3 / </text:span><text:span text:style-name="T68">48</text:span></text:p>
      <text:p text:style-name="P2"/>
      <text:p text:style-name="P11"><text:span text:style-name="T7">(</text:span><text:span text:style-name="T6">19) Sa carrière est rapide : il sera </text:span><text:span text:style-name="T29">à la tête de la religion romaine, </text:span><text:span text:style-name="T4">pontifex maximus</text:span><text:span text:style-name="T29">, souverain pontife, </text:span><text:span text:style-name="T30">peu avant la con</text:span><text:span text:style-name="T31">juration de Catilina, </text:span><text:span text:style-name="T29">en…</text:span></text:p>
      <text:p text:style-name="P53"><text:span text:style-name="T43">1</text:span><text:span text:style-name="T44">33 / </text:span><text:span text:style-name="T51">115 / </text:span><text:span text:style-name="T70">100 / </text:span><text:span text:style-name="T43">82 /</text:span><text:span text:style-name="T45"> 7</text:span><text:span text:style-name="T46">3 / *</text:span><text:span text:style-name="T47">63 / </text:span><text:span text:style-name="T48">62 / </text:span><text:span text:style-name="T49">60 / </text:span><text:span text:style-name="T64">54 </text:span><text:span text:style-name="T49">/ </text:span><text:span text:style-name="T65">5</text:span><text:span text:style-name="T50">3 / </text:span><text:span text:style-name="T68">48</text:span></text:p>
      <text:p text:style-name="P53"/>
      <text:p text:style-name="P64"><text:span text:style-name="T53">(</text:span><text:span text:style-name="T52">20) </text:span><text:span text:style-name="T54">Le prénom de Jules César est…</text:span></text:p>
      <text:p text:style-name="P60"><text:span text:style-name="T71">*Caius / Marcus / </text:span><text:span text:style-name="T57">C</text:span><text:span text:style-name="T71">naeus / Marius / </text:span><text:span text:style-name="T58">Felix / </text:span><text:span text:style-name="T59">Tiberius / </text:span><text:span text:style-name="T71">Pompée / Juliu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2:48:49.439000000</meta:creation-date>
    <meta:generator>LibreOffice/6.0.7.3$Linux_X86_64 LibreOffice_project/00m0$Build-3</meta:generator>
    <dc:date>2020-10-08T07:34:22.376142499</dc:date>
    <meta:editing-duration>PT37M2S</meta:editing-duration>
    <meta:editing-cycles>104</meta:editing-cycles>
    <meta:document-statistic meta:table-count="0" meta:image-count="0" meta:object-count="0" meta:page-count="2" meta:paragraph-count="82" meta:word-count="1239" meta:character-count="5244" meta:non-whitespace-character-count="4079"/>
  </office:meta>
</office:document-meta>
</file>